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SortTest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rticel ID</text:p>
          </table:table-cell>
          <table:table-cell/>
          <table:table-cell table:style-name="ce1" office:value-type="string" calcext:value-type="string">
            <text:p>Articel ID</text:p>
          </table:table-cell>
        </table:table-row>
        <table:table-row table:style-name="ro1"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K10</text:p>
          </table:table-cell>
        </table:table-row>
        <table:table-row table:style-name="ro1"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K104</text:p>
          </table:table-cell>
        </table:table-row>
        <table:table-row table:style-name="ro1">
          <table:table-cell office:value-type="string" calcext:value-type="string">
            <text:p>K104</text:p>
          </table:table-cell>
          <table:table-cell/>
          <table:table-cell office:value-type="string" calcext:value-type="string">
            <text:p>K2</text:p>
          </table:table-cell>
        </table:table-row>
        <table:table-row table:style-name="ro1">
          <table:table-cell office:value-type="string" calcext:value-type="string">
            <text:p>K23</text:p>
          </table:table-cell>
          <table:table-cell/>
          <table:table-cell office:value-type="string" calcext:value-type="string">
            <text:p>K23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K3</text:p>
          </table:table-cell>
        </table:table-row>
      </table:table>
      <table:named-expressions/>
      <table:database-ranges>
        <table:database-range table:name="myData" table:target-range-address="Sheet1.A1:Sheet1.A6" table:on-update-keep-styles="true" table:on-update-keep-size="false">
          <table:sort table:target-range-address="Sheet1.C1" table:language="en" table:country="US" table:algorithm="alphanumeric">
            <table:sort-by table:field-number="0" table:data-type="automatic"/>
          </table:sort>
        </table:database-range>
        <table:database-range table:name="__Anonymous_Sheet_DB__0" table:target-range-address="Sheet1.C1:Sheet1.C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.00.0000</text:date>, <text:time style:data-style-name="N2" text:time-value="11:24:57.986997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O_Dev_admin_en/26.2.0.0.alpha0$Windows_X86_64 LibreOffice_project/7f4868348c14b305fcd75744e1e3544d0d3a5d61</meta:generator>
    <dc:date>2025-08-24T11:26:43.138707100</dc:date>
    <dc:creator>Regina Henschel</dc:creator>
    <meta:editing-duration>PT1M45S</meta:editing-duration>
    <meta:editing-cycles>1</meta:editing-cycles>
    <meta:document-statistic meta:table-count="1" meta:cell-count="12" meta:object-count="0"/>
  </office:meta>
</office:document-meta>
</file>

<file path=Basic/Standard/SortTest.xml><?xml version="1.0" encoding="utf-8"?>
<!DOCTYPE module  PUBLIC '-//OpenOffice.org//DTD OfficeDocument 1.0//EN'  'module.dtd'>
<script:module xmlns:script="http://openoffice.org/2000/script" script:name="SortTest" script:language="StarBasic" script:moduleType="normal">REM  *****  BASIC  *****
option explicit

Sub EnableNaturalSort
dim oDoc  as object
oDoc  = ThisComponent
dim oDatabaseRange as object
oDatabaseRange = oDoc.DatabaseRanges.getByName("myData")
dim aSortDescriptor as variant
aSortDescriptor = oDatabaseRange.SortDescriptor
dim nLastIdx as integer
nLastIdx = UBound(aSortDescriptor)

dim i as integer
for i = 0 to nLastIdx
    if aSortDescriptor(i).Name = "NumberBehavior" then
        aSortDescriptor(i).Value =  com.sun.star.sheet.SortNumberBehavior.DOUBLE
        exit for
    end if
next i

dim oSheet as object
oSheet = oDoc.sheets(0)
dim oCellRange as object
oCellRange = oSheet.getCellRangeByName("myData")
oCellRange.sort(aSortDescriptor)
End Sub

Sub EnableAlphaNumericSort
dim oDoc  as object
oDoc  = ThisComponent
dim oDatabaseRange as object
oDatabaseRange = oDoc.DatabaseRanges.getByName("myData")
dim aSortDescriptor as variant
aSortDescriptor = oDatabaseRange.SortDescriptor
dim nLastIdx as integer
nLastIdx = UBound(aSortDescriptor)

dim i as integer
for i = 0 to nLastIdx
    if aSortDescriptor(i).Name = "NumberBehavior" then
        aSortDescriptor(i).Value =  com.sun.star.sheet.SortNumberBehavior.ALPHA_NUMERIC
        exit for
    end if
next i

dim oSheet as object
oSheet = oDoc.sheets(0)
dim oCellRange as object
oCellRange = oSheet.getCellRangeByName("myData")
oCellRange.sort(aSortDescriptor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